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lend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alendar</text:h>
                    <text:list>
                        <text:list-item>
                            <text:h text:style-name="Heading_20_2" text:outline-level="2">Description</text:h>
                        </text:list-item>
                    </text:list>
                </text:list-item>
            </text:list>

            <text:p text:style-name="Standard"><text:span>This Widget displays a calendar.</text:span></text:p><text:p text:style-name="Standard"/><text:p text:style-name="Standard">More info (<text:a xlink:type="simple" xlink:href="https://docs.lvgl.io/8.3/widgets/extra/calendar.html" text:style-name="Internet_20_link" text:visited-style-name="Visited_20_Internet_20_Link">link</text:a>)</text:p><text:p text:style-name="Standard"/>

            
                <text:list xml:id="list_Calendar2" text:continue-numbering="true" text:continue-list="list_Calend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alendar4" text:continue-numbering="true" text:style-name="Outline">
                                                <text:list-item>
                                                    <text:list>
                                                        <text:list-item>
                                                            <text:list>
                                                                <text:list-item>
                                                                    <text:h text:style-name="Heading_20_3" text:outline-level="3">
                                                                        Year
                                                                        <text:s text:c="4"/>
                                                                        <text:span text:style-name="T2">Number</text:span>
                                                                    </text:h>
                                                                </text:list-item>
                                                            </text:list>
                                                        </text:list-item>
                                                    </text:list>
                                                </text:list-item>
                                            </text:list>
                                            <text:p text:style-name="Standard"><text:span>Initially selected year.</text:span></text:p><text:p text:style-name="Standard"/>,
                                            <text:list xml:id="list_Calendar5" text:continue-numbering="true" text:continue-list="list_Calendar4" text:style-name="Outline">
                                                <text:list-item>
                                                    <text:list>
                                                        <text:list-item>
                                                            <text:list>
                                                                <text:list-item>
                                                                    <text:h text:style-name="Heading_20_3" text:outline-level="3">
                                                                        Month
                                                                        <text:s text:c="4"/>
                                                                        <text:span text:style-name="T2">Number</text:span>
                                                                    </text:h>
                                                                </text:list-item>
                                                            </text:list>
                                                        </text:list-item>
                                                    </text:list>
                                                </text:list-item>
                                            </text:list>
                                            <text:p text:style-name="Standard"><text:span>Initially selected month.</text:span></text:p><text:p text:style-name="Standard"/>,
                                            <text:list xml:id="list_Calendar6" text:continue-numbering="true" text:continue-list="list_Calendar5" text:style-name="Outline">
                                                <text:list-item>
                                                    <text:list>
                                                        <text:list-item>
                                                            <text:list>
                                                                <text:list-item>
                                                                    <text:h text:style-name="Heading_20_3" text:outline-level="3">
                                                                        Day
                                                                        <text:s text:c="4"/>
                                                                        <text:span text:style-name="T2">Number</text:span>
                                                                    </text:h>
                                                                </text:list-item>
                                                            </text:list>
                                                        </text:list-item>
                                                    </text:list>
                                                </text:list-item>
                                            </text:list>
                                            <text:p text:style-name="Standard"><text:span>Initially selected da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lendar7" text:continue-numbering="true" text:continue-list="list_Calendar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lendar8" text:continue-numbering="true" text:continue-list="list_Calendar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Calendar9" text:continue-numbering="true" text:continue-list="list_Calendar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Calendar10" text:continue-numbering="true" text:continue-list="list_Calendar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Calendar11" text:continue-numbering="true" text:continue-list="list_Calendar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Calendar12"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text:p text:style-name="Standard"/>,
                                            <text:list xml:id="list_Calendar13" text:continue-numbering="true" text:continue-list="list_Calendar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Calendar14" text:continue-numbering="true" text:continue-list="list_Calendar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Calendar15"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text:p text:style-name="Standard"/>,
                                            <text:list xml:id="list_Calendar16" text:continue-numbering="true" text:continue-list="list_Calendar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Calendar17" text:continue-numbering="true" text:continue-list="list_Calendar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Calendar18"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text:p text:style-name="Standard"/>,
                                            <text:list xml:id="list_Calendar19" text:continue-numbering="true" text:continue-list="list_Calendar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Calendar20" text:continue-numbering="true" text:continue-list="list_Calendar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Calendar21"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alendar22" text:continue-numbering="true" text:continue-list="list_Calendar2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alendar23" text:continue-numbering="true" text:continue-list="list_Calendar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Calendar24" text:continue-numbering="true" text:continue-list="list_Calendar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Calendar25" text:continue-numbering="true" text:continue-list="list_Calendar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Calendar26" text:continue-numbering="true" text:continue-list="list_Calendar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Calendar27" text:continue-numbering="true" text:continue-list="list_Calendar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Calendar28" text:continue-numbering="true" text:continue-list="list_Calendar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Calendar29" text:continue-numbering="true" text:continue-list="list_Calendar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Calendar30" text:continue-numbering="true" text:continue-list="list_Calendar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Calendar31" text:continue-numbering="true" text:continue-list="list_Calendar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Calendar32" text:continue-numbering="true" text:continue-list="list_Calendar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Calendar33" text:continue-numbering="true" text:continue-list="list_Calendar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Calendar34" text:continue-numbering="true" text:continue-list="list_Calendar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Calendar35" text:continue-numbering="true" text:continue-list="list_Calendar34"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Calendar36" text:continue-numbering="true" text:continue-list="list_Calendar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Calendar37" text:continue-numbering="true" text:continue-list="list_Calendar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Calendar38" text:continue-numbering="true" text:continue-list="list_Calendar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Calendar39" text:continue-numbering="true" text:continue-list="list_Calendar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Calendar40" text:continue-numbering="true" text:continue-list="list_Calendar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Calendar41" text:continue-numbering="true" text:continue-list="list_Calendar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Calendar42" text:continue-numbering="true" text:continue-list="list_Calendar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Calendar43" text:continue-numbering="true" text:continue-list="list_Calendar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Calendar44" text:continue-numbering="true" text:continue-list="list_Calendar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Calendar45" text:continue-numbering="true" text:continue-list="list_Calendar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alendar46" text:continue-numbering="true" text:continue-list="list_Calendar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Calendar47" text:continue-numbering="true" text:continue-list="list_Calendar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Calendar48" text:continue-numbering="true" text:continue-list="list_Calendar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Calendar49" text:continue-numbering="true" text:continue-list="list_Calendar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Calendar50" text:continue-numbering="true" text:continue-list="list_Calendar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Calendar51" text:continue-numbering="true" text:continue-list="list_Calendar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alendar52" text:continue-numbering="true" text:continue-list="list_Calendar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Calendar53"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lendar54" text:continue-numbering="true" text:continue-list="list_Calendar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alendar55" text:continue-numbering="true" text:continue-list="list_Calendar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alendar56" text:continue-numbering="true" text:continue-list="list_Calendar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Calendar3" text:continue-numbering="true" text:continue-list="list_Calendar2" text:style-name="Outline">
                        <text:list-item>
                            <text:list>
                                <text:list-item>
                                    <text:h text:style-name="Heading_20_2" text:outline-level="2">Examples</text:h>
                                </text:list-item>
                            </text:list>
                        </text:list-item>
                    </text:list>
                    <text:p text:style-name="Standard"/>
                    <text:list xml:id="list_Calendar57" text:style-name="List_20_1">
                    <text:list-item>
                            <text:p text:style-name="List_20_1_20_Start">
                            <text:span><text:span text:style-name="T1">LVGL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